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3f9ee" officeooo:paragraph-rsid="0003f9ee" style:font-size-asian="10.5pt"/>
    </style:style>
    <style:style style:name="P2" style:family="paragraph" style:parent-style-name="Standard" style:list-style-name="L1">
      <style:text-properties fo:language="pl" fo:country="PL" officeooo:rsid="0005ea62" officeooo:paragraph-rsid="0005ea62" style:font-size-asian="10.5pt"/>
    </style:style>
    <style:style style:name="P3" style:family="paragraph" style:parent-style-name="Standard" style:list-style-name="L1">
      <style:text-properties fo:language="pl" fo:country="PL" officeooo:rsid="0006b703" officeooo:paragraph-rsid="0006b703" style:font-size-asian="10.5pt"/>
    </style:style>
    <style:style style:name="P4" style:family="paragraph" style:parent-style-name="Standard" style:list-style-name="L1">
      <style:text-properties fo:language="pl" fo:country="PL" officeooo:rsid="0008ae53" officeooo:paragraph-rsid="0008ae53" style:font-size-asian="10.5pt"/>
    </style:style>
    <style:style style:name="P5" style:family="paragraph" style:parent-style-name="Standard" style:list-style-name="L1">
      <style:text-properties fo:language="pl" fo:country="PL" officeooo:rsid="0008e4a1" officeooo:paragraph-rsid="0008e4a1" style:font-size-asian="10.5pt"/>
    </style:style>
    <style:style style:name="P6" style:family="paragraph" style:parent-style-name="Standard">
      <style:text-properties fo:language="pl" fo:country="PL" officeooo:rsid="0008e4a1" officeooo:paragraph-rsid="0008e4a1" style:font-size-asian="10.5pt"/>
    </style:style>
    <style:style style:name="P7" style:family="paragraph" style:parent-style-name="Standard">
      <style:text-properties fo:language="pl" fo:country="PL" officeooo:rsid="000a3917" officeooo:paragraph-rsid="000a3917" style:font-size-asian="10.5pt"/>
    </style:style>
    <style:style style:name="P8" style:family="paragraph" style:parent-style-name="Standard" style:list-style-name="L2">
      <style:text-properties fo:language="pl" fo:country="PL" officeooo:rsid="000d7f08" officeooo:paragraph-rsid="000d7f08" style:font-size-asian="10.5pt"/>
    </style:style>
    <style:style style:name="P9" style:family="paragraph" style:parent-style-name="Standard" style:list-style-name="L2">
      <style:text-properties fo:language="pl" fo:country="PL" officeooo:rsid="000ff28c" officeooo:paragraph-rsid="000ff28c" style:font-size-asian="10.5pt"/>
    </style:style>
    <style:style style:name="P10" style:family="paragraph" style:parent-style-name="Standard">
      <style:text-properties fo:language="pl" fo:country="PL" officeooo:rsid="000ff28c" officeooo:paragraph-rsid="000ff28c" style:font-size-asian="10.5pt"/>
    </style:style>
    <style:style style:name="T1" style:family="text">
      <style:text-properties officeooo:rsid="000d7f08"/>
    </style:style>
    <style:style style:name="T2" style:family="text">
      <style:text-properties officeooo:rsid="000e38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struktury programu:</text:p>
      <text:p text:style-name="P1">Ważniejsze struktury:</text:p>
      <text:list xml:id="list5571659677362179409" text:style-name="L1">
        <text:list-item>
          <text:p text:style-name="P2">g7_stage</text:p>
          <text:list>
            <text:list-item>
              <text:p text:style-name="P2">paczka zawierająca kontekst SDL i nuklear oraz flagi</text:p>
            </text:list-item>
          </text:list>
        </text:list-item>
        <text:list-item>
          <text:p text:style-name="P2">g7_vertex</text:p>
          <text:list>
            <text:list-item>
              <text:p text:style-name="P2">para liczb całkowitych</text:p>
            </text:list-item>
          </text:list>
        </text:list-item>
        <text:list-item>
          <text:p text:style-name="P2">g7_map</text:p>
          <text:list>
            <text:list-item>
              <text:p text:style-name="P2">struktura reprezentująca mapę</text:p>
            </text:list-item>
            <text:list-item>
              <text:p text:style-name="P2">g7_tile** tab</text:p>
              <text:list>
                <text:list-item>
                  <text:p text:style-name="P2">tablica w pamięci zawierająca mapę</text:p>
                </text:list-item>
              </text:list>
            </text:list-item>
            <text:list-item>
              <text:p text:style-name="P2">g7_vertex size</text:p>
              <text:list>
                <text:list-item>
                  <text:p text:style-name="P2">rozmiary tablicy</text:p>
                </text:list-item>
              </text:list>
            </text:list-item>
          </text:list>
        </text:list-item>
        <text:list-item>
          <text:p text:style-name="P3">g7_player_state</text:p>
          <text:list>
            <text:list-item>
              <text:p text:style-name="P3">stan gracza</text:p>
            </text:list-item>
            <text:list-item>
              <text:p text:style-name="P3">g7_vertex pos</text:p>
              <text:list>
                <text:list-item>
                  <text:p text:style-name="P3">pozycja na mapie</text:p>
                </text:list-item>
              </text:list>
            </text:list-item>
            <text:list-item>
              <text:p text:style-name="P3">g7_vertex vel</text:p>
              <text:list>
                <text:list-item>
                  <text:p text:style-name="P3">prędkość gracza</text:p>
                </text:list-item>
              </text:list>
            </text:list-item>
          </text:list>
        </text:list-item>
        <text:list-item>
          <text:p text:style-name="P3">g7_game_state</text:p>
          <text:list>
            <text:list-item>
              <text:p text:style-name="P3">stan rozgrywki</text:p>
            </text:list-item>
            <text:list-item>
              <text:p text:style-name="P3">g7_map map</text:p>
              <text:list>
                <text:list-item>
                  <text:p text:style-name="P3">mapa</text:p>
                </text:list-item>
              </text:list>
            </text:list-item>
            <text:list-item>
              <text:p text:style-name="P3">int max_delta</text:p>
              <text:list>
                <text:list-item>
                  <text:p text:style-name="P3">maksymalna różnica prędkości w każdej osi</text:p>
                </text:list-item>
              </text:list>
            </text:list-item>
            <text:list-item>
              <text:p text:style-name="P3">bool a_win</text:p>
              <text:list>
                <text:list-item>
                  <text:p text:style-name="P3">czy gracz A wygrał</text:p>
                </text:list-item>
              </text:list>
            </text:list-item>
            <text:list-item>
              <text:p text:style-name="P3">bool b_win</text:p>
              <text:list>
                <text:list-item>
                  <text:p text:style-name="P3">czy gracz B wygrał</text:p>
                </text:list-item>
              </text:list>
            </text:list-item>
            <text:list-item>
              <text:p text:style-name="P3">bool draw</text:p>
              <text:list>
                <text:list-item>
                  <text:p text:style-name="P3">czy remis</text:p>
                </text:list-item>
              </text:list>
            </text:list-item>
            <text:list-item>
              <text:p text:style-name="P3">g7_player_state playerA</text:p>
            </text:list-item>
            <text:list-item>
              <text:p text:style-name="P3">g7_player_state playerB</text:p>
              <text:list>
                <text:list-item>
                  <text:p text:style-name="P3">stany odpowiednich graczy</text:p>
                </text:list-item>
              </text:list>
            </text:list-item>
          </text:list>
        </text:list-item>
        <text:list-item>
          <text:p text:style-name="P4">g7_client_state</text:p>
          <text:list>
            <text:list-item>
              <text:p text:style-name="P4">stan klienta (tylko jedna kopia programu)</text:p>
            </text:list-item>
            <text:list-item>
              <text:p text:style-name="P4">bool new_own_move</text:p>
              <text:list>
                <text:list-item>
                  <text:p text:style-name="P4">czy wykonaliśmy ruch</text:p>
                </text:list-item>
              </text:list>
            </text:list-item>
            <text:list-item>
              <text:p text:style-name="P4">bool new_enemy_move</text:p>
              <text:list>
                <text:list-item>
                  <text:p text:style-name="P4">czy wróg wykonał ruch</text:p>
                </text:list-item>
              </text:list>
            </text:list-item>
            <text:list-item>
              <text:p text:style-name="P4">g7_player_state* own_state</text:p>
              <text:list>
                <text:list-item>
                  <text:p text:style-name="P4">wskaźnik na nasz stan</text:p>
                </text:list-item>
              </text:list>
            </text:list-item>
            <text:list-item>
              <text:p text:style-name="P4">g7_player_state* enemy_state</text:p>
              <text:list>
                <text:list-item>
                  <text:p text:style-name="P4">wskaźnik na stan wroga</text:p>
                </text:list-item>
              </text:list>
            </text:list-item>
            <text:list-item>
              <text:p text:style-name="P4">char buf_cmd[32]</text:p>
              <text:list>
                <text:list-item>
                  <text:p text:style-name="P4">ostatnia komenda wroga</text:p>
                </text:list-item>
              </text:list>
            </text:list-item>
            <text:list-item>
              <text:p text:style-name="P4">char own_buf_cmd[32]</text:p>
              <text:list>
                <text:list-item>
                  <text:p text:style-name="P4">ostatnia nasza komenda</text:p>
                </text:list-item>
                <text:list-item>
                  <text:p text:style-name="P4">używatne tylko przez serwer</text:p>
                </text:list-item>
              </text:list>
            </text:list-item>
            <text:list-item>
              <text:p text:style-name="P4">float scale</text:p>
              <text:list>
                <text:list-item>
                  <text:p text:style-name="P4">skala mapy w oknie</text:p>
                </text:list-item>
              </text:list>
            </text:list-item>
            <text:list-item>
              <text:p text:style-name="P4"><text:soft-page-break/>float x_offset</text:p>
              <text:list>
                <text:list-item>
                  <text:p text:style-name="P4">szerokość interfejsu po lewej</text:p>
                </text:list-item>
              </text:list>
            </text:list-item>
            <text:list-item>
              <text:p text:style-name="P5">TCPsocket socket</text:p>
              <text:list>
                <text:list-item>
                  <text:p text:style-name="P5">gniazdo SDLNet</text:p>
                </text:list-item>
              </text:list>
            </text:list-item>
            <text:list-item>
              <text:p text:style-name="P5">bool host</text:p>
              <text:list>
                <text:list-item>
                  <text:p text:style-name="P5">czy jesteśmy hostem</text:p>
                </text:list-item>
              </text:list>
            </text:list-item>
          </text:list>
        </text:list-item>
      </text:list>
      <text:p text:style-name="P6"/>
      <text:p text:style-name="P7">Odpowiednie moduły <text:span text:style-name="T1">(dokładne komentarze w kodzie)</text:span>:</text:p>
      <text:list xml:id="list4864245645552731168" text:style-name="L2">
        <text:list-item>
          <text:p text:style-name="P8">connect_dialog</text:p>
          <text:list>
            <text:list-item>
              <text:p text:style-name="P8">interfejs łączenia się <text:span text:style-name="T2">klienta z serwerem oraz wymiana stanu gry</text:span></text:p>
            </text:list-item>
          </text:list>
        </text:list-item>
        <text:list-item>
          <text:p text:style-name="P9">end_game</text:p>
          <text:list>
            <text:list-item>
              <text:p text:style-name="P9">plansza końca gry</text:p>
            </text:list-item>
          </text:list>
        </text:list-item>
        <text:list-item>
          <text:p text:style-name="P9">engine</text:p>
          <text:list>
            <text:list-item>
              <text:p text:style-name="P9">ważne funkcje dotyczące rozgrywki</text:p>
            </text:list-item>
          </text:list>
        </text:list-item>
        <text:list-item>
          <text:p text:style-name="P9">gameplay</text:p>
          <text:list>
            <text:list-item>
              <text:p text:style-name="P9">właściwa rozgrywka</text:p>
            </text:list-item>
          </text:list>
        </text:list-item>
        <text:list-item>
          <text:p text:style-name="P9">load_dialog</text:p>
          <text:list>
            <text:list-item>
              <text:p text:style-name="P9">interfejs ładowania zapisanej gry</text:p>
            </text:list-item>
          </text:list>
        </text:list-item>
        <text:list-item>
          <text:p text:style-name="P9">main</text:p>
          <text:list>
            <text:list-item>
              <text:p text:style-name="P9">punkt wejściowy gry</text:p>
            </text:list-item>
            <text:list-item>
              <text:p text:style-name="P9">obsługa innych etapów gry</text:p>
            </text:list-item>
          </text:list>
        </text:list-item>
        <text:list-item>
          <text:p text:style-name="P9">net_utils</text:p>
          <text:list>
            <text:list-item>
              <text:p text:style-name="P9">przydatne funkcje sieciowe</text:p>
            </text:list-item>
          </text:list>
        </text:list-item>
        <text:list-item>
          <text:p text:style-name="P9">new_game_dialog</text:p>
          <text:list>
            <text:list-item>
              <text:p text:style-name="P9">nowa gra</text:p>
            </text:list-item>
          </text:list>
        </text:list-item>
        <text:list-item>
          <text:p text:style-name="P9">parser</text:p>
          <text:list>
            <text:list-item>
              <text:p text:style-name="P9">interpretacja komend</text:p>
            </text:list-item>
            <text:list-item>
              <text:p text:style-name="P9">czytanie stanu z pliku</text:p>
            </text:list-item>
          </text:list>
        </text:list-item>
        <text:list-item>
          <text:p text:style-name="P9">saves</text:p>
          <text:list>
            <text:list-item>
              <text:p text:style-name="P9">obsługa zapisu do plików stanu gry</text:p>
            </text:list-item>
          </text:list>
        </text:list-item>
        <text:list-item>
          <text:p text:style-name="P9">utils</text:p>
          <text:list>
            <text:list-item>
              <text:p text:style-name="P9">przydatne funkcje</text:p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3:41:09.693000000</meta:creation-date>
    <meta:generator>LibreOffice/5.1.1.3$Windows_X86_64 LibreOffice_project/89f508ef3ecebd2cfb8e1def0f0ba9a803b88a6d</meta:generator>
    <dc:date>2017-02-15T23:53:08.556000000</dc:date>
    <meta:editing-duration>PT11M54S</meta:editing-duration>
    <meta:editing-cycles>11</meta:editing-cycles>
    <meta:document-statistic meta:table-count="0" meta:image-count="0" meta:object-count="0" meta:page-count="2" meta:paragraph-count="81" meta:word-count="291" meta:character-count="1593" meta:non-whitespace-character-count="1461"/>
  </office:meta>
</office:document-meta>
</file>